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ff0000" draw:fill="none" draw:textarea-horizontal-align="justify" draw:textarea-vertical-align="top" draw:auto-grow-height="false" fo:min-height="8.006cm" fo:min-width="3.009cm"/>
    </style:style>
    <style:style style:name="gr2" style:family="graphic" style:parent-style-name="standard">
      <style:graphic-properties draw:fill="none" draw:fill-color="#eeeeee" draw:textarea-horizontal-align="justify" draw:textarea-vertical-align="top" draw:auto-grow-height="false" fo:min-height="18.242cm" fo:min-width="17.178cm"/>
    </style:style>
    <style:style style:name="gr3" style:family="graphic" style:parent-style-name="standard">
      <style:graphic-properties svg:stroke-color="#5300a8" draw:fill="gradient" draw:fill-gradient-name="Gradient_20_2" draw:textarea-horizontal-align="justify" draw:textarea-vertical-align="middle" draw:auto-grow-height="false" fo:min-height="1.764cm" fo:min-width="3.169cm"/>
    </style:style>
    <style:style style:name="gr4" style:family="graphic" style:parent-style-name="standard">
      <style:graphic-properties svg:stroke-color="#ff7f00" svg:stroke-opacity="100%" draw:fill="none" draw:fill-color="#eeeeee" draw:textarea-horizontal-align="justify" draw:textarea-vertical-align="top" draw:auto-grow-height="false" fo:min-height="11.385cm" fo:min-width="16.638cm"/>
    </style:style>
    <style:style style:name="gr5" style:family="graphic" style:parent-style-name="standard">
      <style:graphic-properties svg:stroke-color="#ff0000" draw:fill="none" draw:textarea-horizontal-align="justify" draw:textarea-vertical-align="top" draw:auto-grow-height="false" fo:min-height="8.082cm" fo:min-width="3.009cm"/>
    </style:style>
    <style:style style:name="gr6" style:family="graphic" style:parent-style-name="standard">
      <style:graphic-properties svg:stroke-color="#ff0000" draw:fill="none" draw:textarea-horizontal-align="justify" draw:textarea-vertical-align="top" draw:auto-grow-height="false" fo:min-height="7.951cm" fo:min-width="3.009cm"/>
    </style:style>
    <style:style style:name="gr7" style:family="graphic" style:parent-style-name="standard">
      <style:graphic-properties svg:stroke-color="#ff0000" draw:fill="none" draw:textarea-horizontal-align="justify" draw:textarea-vertical-align="top" draw:auto-grow-height="false" fo:min-height="7.758cm" fo:min-width="3.009cm"/>
    </style:style>
    <style:style style:name="gr8" style:family="graphic" style:parent-style-name="standard">
      <style:graphic-properties svg:stroke-color="#7f00ff" draw:fill="none" draw:textarea-horizontal-align="justify" draw:textarea-vertical-align="middle" draw:auto-grow-height="false" fo:min-height="1.764cm" fo:min-width="2.805cm"/>
    </style:style>
    <style:style style:name="gr9" style:family="graphic" style:parent-style-name="standard">
      <style:graphic-properties svg:stroke-color="#3fbe7e" draw:fill="none" draw:textarea-horizontal-align="justify" draw:textarea-vertical-align="middle" draw:auto-grow-height="false" fo:min-height="1.764cm" fo:min-width="2.80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eeeeee"/>
      <style:paragraph-properties fo:text-align="start"/>
    </style:style>
    <style:style style:name="P5" style:family="paragraph">
      <loext:graphic-properties draw:fill="gradient" draw:fill-gradient-name="Gradient_20_2"/>
      <style:paragraph-properties fo:text-align="center"/>
    </style:style>
    <style:style style:name="P6" style:family="paragraph">
      <loext:graphic-properties draw:fill="none" draw:fill-color="#eeeeee"/>
      <style:paragraph-properties fo:text-align="center"/>
    </style:style>
    <style:style style:name="P7" style:family="paragraph">
      <style:paragraph-properties fo:text-align="center"/>
      <style:text-properties fo:font-size="12pt"/>
    </style:style>
    <style:style style:name="P8" style:family="paragraph">
      <loext:graphic-properties draw:fill="none"/>
      <style:paragraph-properties fo:text-align="center"/>
      <style:text-properties fo:font-size="12pt" style:font-size-asian="13pt" style:font-size-complex="13pt"/>
    </style:style>
    <style:style style:name="P9" style:family="paragraph">
      <loext:graphic-properties draw:fill="none"/>
      <style:paragraph-properties fo:text-align="center"/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true"/>
        <draw:custom-shape draw:style-name="gr1" draw:text-style-name="P2" draw:layer="layout" svg:width="3.887cm" svg:height="8.634cm" svg:x="1.884cm" svg:y="8.274cm">
          <text:p text:style-name="P1">Recall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draw:layer="layout" svg:width="19.59cm" svg:height="20.404cm" svg:x="1cm" svg:y="1.563cm">
          <text:p text:style-name="P3"><text:s/>Main Sear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draw:layer="layout" svg:width="3.887cm" svg:height="2.232cm" svg:x="8.894cm" svg:y="2.941cm">
          <text:p text:style-name="P1">Generic Filt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draw:layer="layout" svg:width="18.396cm" svg:height="12.893cm" svg:x="1.578cm" svg:y="5.657cm">
          <text:p text:style-name="P1">Results Components Containe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2" draw:layer="layout" svg:width="3.887cm" svg:height="8.71cm" svg:x="6.08cm" svg:y="8.198cm">
          <text:p text:style-name="P1">Incidents<text:line-break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draw:layer="layout" svg:width="3.887cm" svg:height="8.579cm" svg:x="10.39cm" svg:y="8.199cm">
          <text:p text:style-name="P1">Neis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2" draw:layer="layout" svg:width="3.887cm" svg:height="8.386cm" svg:x="14.739cm" svg:y="8.238cm">
          <text:p text:style-name="P1">Violation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8" draw:layer="layout" svg:width="3.523cm" svg:height="2.232cm" svg:x="2.156cm" svg:y="9.826cm">
          <text:p text:style-name="P7">Recalls<text:line-break/>Search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523cm" svg:height="2.232cm" svg:x="6.26cm" svg:y="9.879cm">
          <text:p text:style-name="P7">Incident <text:line-break/>Search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523cm" svg:height="2.232cm" svg:x="10.674cm" svg:y="9.879cm">
          <text:p text:style-name="P7">Neiss<text:line-break/>Search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3.523cm" svg:height="2.232cm" svg:x="14.934cm" svg:y="9.93cm">
          <text:p text:style-name="P7">Violations<text:line-break/>Search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523cm" svg:height="2.232cm" svg:x="6.285cm" svg:y="12.461cm">
          <text:p text:style-name="P7">Recalls<text:line-break/>Filter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523cm" svg:height="2.232cm" svg:x="10.648cm" svg:y="12.435cm">
          <text:p text:style-name="P7">Neiss<text:line-break/>Filter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523cm" svg:height="2.232cm" svg:x="14.934cm" svg:y="12.384cm">
          <text:p text:style-name="P7">Violations<text:line-break/>Filter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3.523cm" svg:height="2.232cm" svg:x="2.077cm" svg:y="12.411cm">
          <text:p text:style-name="P7">Recalls<text:line-break/>Filter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2" draw:display-name="Gradient 2" draw:style="linear" draw:start-color="#eeeeee" draw:end-color="#808080" draw:start-intensity="100%" draw:end-intensity="100%" draw:angle="300" draw:border="0%"/>
    <draw:gradient draw:name="Tango_20_Green" draw:display-name="Tango Green" draw:style="linear" draw:start-color="#eeeeee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05T11:37:51.807000000</meta:creation-date>
    <dc:date>2017-08-05T12:20:46.057000000</dc:date>
    <meta:editing-duration>PT2M13S</meta:editing-duration>
    <meta:editing-cycles>1</meta:editing-cycles>
    <meta:document-statistic meta:object-count="15"/>
    <meta:generator>LibreOffice/5.3.3.2$Windows_X86_64 LibreOffice_project/3d9a8b4b4e538a85e0782bd6c2d430bafe583448</meta:generator>
  </office:meta>
</office:document-meta>
</file>